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99ff" draw:fill="solid" draw:fill-color="#000000" draw:textarea-horizontal-align="justify" draw:textarea-vertical-align="middle" draw:auto-grow-height="false"/>
    </style:style>
    <style:style style:name="gr2" style:family="graphic" style:parent-style-name="standard">
      <style:graphic-properties draw:fill="solid" draw:fill-color="#2300dc" draw:textarea-horizontal-align="justify" draw:textarea-vertical-align="middle" draw:auto-grow-height="false"/>
    </style:style>
    <style:style style:name="gr3" style:family="graphic" style:parent-style-name="standard">
      <style:graphic-properties draw:fill="solid" draw:fill-color="#2323dc"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0047ff" draw:textarea-horizontal-align="justify" draw:textarea-vertical-align="middle" draw:auto-grow-height="false"/>
    </style:style>
    <style:style style:name="gr6" style:family="graphic" style:parent-style-name="standard">
      <style:graphic-properties draw:fill="solid" draw:fill-color="#4c4c4c" draw:textarea-horizontal-align="justify" draw:textarea-vertical-align="middle" draw:auto-grow-height="false"/>
    </style:style>
    <style:style style:name="gr7" style:family="graphic" style:parent-style-name="standard">
      <style:graphic-properties draw:fill="solid" draw:fill-color="#999999" draw:textarea-vertical-align="middle" draw:auto-grow-height="false" fo:min-height="0.749cm" fo:min-width="0.499cm"/>
    </style:style>
    <style:style style:name="gr8" style:family="graphic" style:parent-style-name="standard">
      <style:graphic-properties draw:fill="solid" draw:fill-color="#999999" draw:textarea-horizontal-align="justify" draw:textarea-vertical-align="middle" draw:auto-grow-height="false"/>
    </style:style>
    <style:style style:name="gr9" style:family="graphic" style:parent-style-name="standard">
      <style:graphic-properties draw:textarea-vertical-align="middle" draw:auto-grow-height="false" fo:min-height="0.749cm" fo:min-width="0.499cm"/>
    </style:style>
    <style:style style:name="gr10" style:family="graphic" style:parent-style-name="standard">
      <style:graphic-properties svg:stroke-width="0.3cm" svg:stroke-color="#0000ff" draw:marker-start-width="0.65cm" draw:marker-end-width="0.65cm" draw:fill="solid" draw:fill-color="#0047ff" draw:textarea-horizontal-align="justify" draw:textarea-vertical-align="middle" draw:auto-grow-height="false" fo:padding-top="0.275cm" fo:padding-bottom="0.275cm" fo:padding-left="0.4cm" fo:padding-right="0.4cm"/>
    </style:style>
    <style:style style:name="gr11" style:family="graphic" style:parent-style-name="standard">
      <style:graphic-properties svg:stroke-width="0.3cm" svg:stroke-color="#0000ff" draw:marker-start-width="0.65cm" draw:marker-end-width="0.65cm" draw:fill="solid" draw:fill-color="#ff0000" draw:textarea-horizontal-align="justify" draw:textarea-vertical-align="middle" draw:auto-grow-height="false" fo:padding-top="0.275cm" fo:padding-bottom="0.275cm" fo:padding-left="0.4cm" fo:padding-right="0.4cm"/>
    </style:style>
    <style:style style:name="gr12" style:family="graphic" style:parent-style-name="standard">
      <style:graphic-properties svg:stroke-width="0.3cm" svg:stroke-color="#808080" draw:marker-start-width="0.65cm" draw:marker-end-width="0.65cm" draw:fill="solid" draw:fill-color="#ff420e" draw:textarea-horizontal-align="justify" draw:textarea-vertical-align="middle" draw:auto-grow-height="false" fo:padding-top="0.275cm" fo:padding-bottom="0.275cm" fo:padding-left="0.4cm" fo:padding-right="0.4cm"/>
    </style:style>
    <style:style style:name="gr13" style:family="graphic" style:parent-style-name="standard">
      <style:graphic-properties svg:stroke-width="0.3cm" svg:stroke-color="#808080" draw:marker-start-width="0.65cm" draw:marker-end-width="0.65cm" draw:fill="solid" draw:fill-color="#808080" draw:textarea-horizontal-align="justify" draw:textarea-vertical-align="middle" draw:auto-grow-height="false" fo:padding-top="0.275cm" fo:padding-bottom="0.275cm" fo:padding-left="0.4cm" fo:padding-right="0.4cm"/>
    </style:style>
    <style:style style:name="gr14" style:family="graphic" style:parent-style-name="standard">
      <style:graphic-properties draw:fill="solid" draw:fill-color="#666666" draw:textarea-horizontal-align="justify" draw:textarea-vertical-align="middle" draw:auto-grow-height="false"/>
    </style:style>
    <style:style style:name="gr15" style:family="graphic" style:parent-style-name="standard">
      <style:graphic-properties draw:fill="solid" draw:fill-color="#808080" draw:textarea-horizontal-align="justify" draw:textarea-vertical-align="middle" draw:auto-grow-height="false" draw:shadow="hidden"/>
    </style:style>
    <style:style style:name="gr16" style:family="graphic" style:parent-style-name="standard">
      <style:graphic-properties svg:stroke-color="#000000" draw:fill="solid" draw:fill-color="#333333" draw:textarea-horizontal-align="justify" draw:textarea-vertical-align="middle" draw:auto-grow-height="false"/>
    </style:style>
    <style:style style:name="gr17" style:family="graphic" style:parent-style-name="standard">
      <style:graphic-properties svg:stroke-width="0.3cm" svg:stroke-color="#333333" draw:marker-start-width="0.65cm" draw:marker-end-width="0.65cm" draw:fill="solid" draw:fill-color="#cccccc" draw:textarea-horizontal-align="justify" draw:textarea-vertical-align="middle" draw:auto-grow-height="false" fo:padding-top="0.275cm" fo:padding-bottom="0.275cm" fo:padding-left="0.4cm" fo:padding-right="0.4cm"/>
    </style:style>
    <style:style style:name="gr18" style:family="graphic" style:parent-style-name="standard">
      <style:graphic-properties draw:fill="solid" draw:fill-color="#808080" draw:textarea-horizontal-align="justify" draw:textarea-vertical-align="middle" draw:auto-grow-height="false"/>
    </style:style>
    <style:style style:name="gr19" style:family="graphic" style:parent-style-name="standard">
      <style:graphic-properties draw:fill="solid" draw:fill-color="#333333" draw:textarea-horizontal-align="justify" draw:textarea-vertical-align="middle" draw:auto-grow-height="false"/>
    </style:style>
    <style:style style:name="gr20" style:family="graphic" style:parent-style-name="standard">
      <style:graphic-properties draw:fill="solid" draw:fill-color="#ffcc99" draw:textarea-horizontal-align="justify" draw:textarea-vertical-align="middle" draw:auto-grow-height="false"/>
    </style:style>
    <style:style style:name="gr21" style:family="graphic" style:parent-style-name="standard">
      <style:graphic-properties draw:fill="solid" draw:fill-color="#ff6633" draw:textarea-horizontal-align="justify" draw:textarea-vertical-align="middle" draw:auto-grow-height="false"/>
    </style:style>
    <style:style style:name="gr22" style:family="graphic" style:parent-style-name="standard">
      <style:graphic-properties draw:fill="solid" draw:fill-color="#b3b3b3" draw:textarea-horizontal-align="justify" draw:textarea-vertical-align="middle" draw:auto-grow-height="false"/>
    </style:style>
    <style:style style:name="gr23" style:family="graphic" style:parent-style-name="standard">
      <style:graphic-properties draw:fill="solid" draw:fill-color="#e6e6e6" draw:textarea-horizontal-align="justify" draw:textarea-vertical-align="middle" draw:auto-grow-height="false"/>
    </style:style>
    <style:style style:name="gr24" style:family="graphic" style:parent-style-name="standard">
      <style:graphic-properties svg:stroke-color="#0099ff" draw:fill="solid" draw:fill-color="#cfe7e5"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solid" draw:fill-color="#0066cc" draw:textarea-horizontal-align="justify" draw:textarea-vertical-align="middle" draw:auto-grow-height="false"/>
    </style:style>
    <style:style style:name="gr27" style:family="graphic" style:parent-style-name="standard">
      <style:graphic-properties svg:stroke-width="0.2cm" svg:stroke-color="#ffffff" draw:marker-start-width="0.5cm" draw:marker-end-width="0.5cm" draw:fill="gradient" draw:fill-color="#000000" draw:fill-gradient-name="Linear_20_blue_2f_white" draw:textarea-horizontal-align="justify" draw:textarea-vertical-align="middle" draw:auto-grow-height="false" fo:padding-top="0.225cm" fo:padding-bottom="0.225cm" fo:padding-left="0.35cm" fo:padding-right="0.35cm"/>
    </style:style>
    <style:style style:name="gr28" style:family="graphic" style:parent-style-name="standard">
      <style:graphic-properties svg:stroke-width="0cm" svg:stroke-color="#ffffff" draw:marker-start-width="0.2cm" draw:marker-end-width="0.2cm" draw:fill="solid" draw:fill-color="#ffff99" draw:fill-gradient-name="Linear_20_blue_2f_white" draw:textarea-vertical-align="middle" draw:auto-grow-height="false" fo:min-height="0.749cm" fo:min-width="0.499cm" fo:padding-top="0.125cm" fo:padding-bottom="0.125cm" fo:padding-left="0.25cm" fo:padding-right="0.25cm" fo:wrap-option="wrap"/>
    </style:style>
    <style:style style:name="gr29" style:family="graphic" style:parent-style-name="standard">
      <style:graphic-properties svg:stroke-width="0cm" svg:stroke-color="#ffffff" draw:marker-start-width="0.2cm" draw:marker-end-width="0.2cm" draw:fill="solid" draw:fill-color="#ffff99" draw:fill-gradient-name="Linear_20_blue_2f_white" draw:textarea-horizontal-align="justify" draw:textarea-vertical-align="middle" draw:auto-grow-height="false" fo:padding-top="0.125cm" fo:padding-bottom="0.125cm" fo:padding-left="0.25cm" fo:padding-right="0.25cm"/>
    </style:style>
    <style:style style:name="gr30" style:family="graphic" style:parent-style-name="standard">
      <style:graphic-properties svg:stroke-width="0cm" svg:stroke-color="#ffffff" draw:marker-start-width="0.2cm" draw:marker-end-width="0.2cm" draw:fill="solid" draw:fill-color="#ffff99" draw:fill-gradient-name="Linear_20_blue_2f_white" draw:textarea-vertical-align="middle" draw:auto-grow-height="false" fo:min-height="0.749cm" fo:min-width="0.499cm" fo:padding-top="0.125cm" fo:padding-bottom="0.125cm" fo:padding-left="0.25cm" fo:padding-right="0.25cm"/>
    </style:style>
    <style:style style:name="gr31" style:family="graphic" style:parent-style-name="standard">
      <style:graphic-properties draw:fill="solid" draw:fill-color="#000000" draw:textarea-horizontal-align="justify" draw:textarea-vertical-align="middle" draw:auto-grow-height="false"/>
    </style:style>
    <style:style style:name="gr32" style:family="graphic" style:parent-style-name="standard">
      <style:graphic-properties draw:fill="solid" draw:fill-color="#c0c0c0" draw:textarea-horizontal-align="justify" draw:textarea-vertical-align="middle" draw:auto-grow-height="fals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fill="solid" draw:fill-color="#dc2300" draw:textarea-horizontal-align="justify" draw:textarea-vertical-align="middle" draw:auto-grow-height="false" draw:shadow="hidden"/>
    </style:style>
    <style:style style:name="gr35" style:family="graphic" style:parent-style-name="standard">
      <style:graphic-properties svg:stroke-width="0.3cm" svg:stroke-color="#ff0000" draw:marker-start-width="0.65cm" draw:marker-end-width="0.65cm" draw:fill="solid" draw:fill-color="#000000" draw:textarea-horizontal-align="justify" draw:textarea-vertical-align="middle" draw:auto-grow-height="false" fo:padding-top="0.275cm" fo:padding-bottom="0.275cm" fo:padding-left="0.4cm" fo:padding-right="0.4cm"/>
    </style:style>
    <style:style style:name="gr36" style:family="graphic" style:parent-style-name="standard">
      <style:graphic-properties svg:stroke-width="0.3cm" svg:stroke-color="#808080" draw:marker-start-width="0.65cm" draw:marker-end-width="0.65cm" draw:fill="solid" draw:fill-color="#00ffff" draw:textarea-horizontal-align="justify" draw:textarea-vertical-align="middle" draw:auto-grow-height="false" fo:padding-top="0.275cm" fo:padding-bottom="0.275cm" fo:padding-left="0.4cm" fo:padding-right="0.4cm"/>
    </style:style>
    <style:style style:name="P1" style:family="paragraph">
      <style:paragraph-properties fo:text-align="center"/>
    </style:style>
    <style:style style:name="P2" style:family="paragraph">
      <style:text-properties fo:color="#004a4a" fo:font-size="96pt" fo:font-style="normal" fo:font-weight="bold" style:font-size-asian="96pt" style:font-style-asian="normal" style:font-weight-asian="bold" style:font-size-complex="96pt" style:font-style-complex="normal" style:font-weight-complex="bold"/>
    </style:style>
    <style:style style:name="P3" style:family="paragraph">
      <style:text-properties fo:font-size="26pt" style:font-size-asian="26pt" style:font-size-complex="26pt"/>
    </style:style>
    <style:style style:name="T1" style:family="text">
      <style:text-properties fo:color="#004a4a" fo:font-size="96pt" fo:font-style="normal" fo:font-weight="bold" style:font-size-asian="96pt" style:font-style-asian="normal" style:font-weight-asian="bold" style:font-size-complex="96pt" style:font-style-complex="normal" style:font-weight-complex="bold"/>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9.7cm" svg:height="6.9cm" svg:x="0cm" svg:y="0cm">
          <text:p/>
          <draw:enhanced-geometry svg:viewBox="0 0 21600 21600" draw:type="rectangle" draw:enhanced-path="M 0 0 L 21600 0 21600 21600 0 21600 0 0 Z N"/>
        </draw:custom-shape>
        <draw:polygon draw:style-name="gr2" draw:text-style-name="P1" draw:layer="layout" svg:width="1.299cm" svg:height="5.699cm" svg:x="4.5cm" svg:y="0cm" svg:viewBox="0 0 1300 5700" draw:points="0,5700 0,3100 300,0 1300,0 1300,5600">
          <text:p/>
        </draw:polygon>
        <draw:polygon draw:style-name="gr2" draw:text-style-name="P1" draw:layer="layout" svg:width="1.299cm" svg:height="5.699cm" svg:x="23.7cm" svg:y="0cm" svg:viewBox="0 0 1300 5700" draw:points="1300,5700 1300,3100 1000,0 0,0 0,5600">
          <text:p/>
        </draw:polygon>
        <draw:polygon draw:style-name="gr3" draw:text-style-name="P1" draw:layer="layout" svg:width="29.699cm" svg:height="14.899cm" svg:x="0cm" svg:y="3.9cm" svg:viewBox="0 0 29700 14900" draw:points="0,14900 0,1500 15000,0 29700,1500 29700,14900">
          <text:p/>
        </draw:polygon>
        <draw:polygon draw:style-name="gr4" draw:text-style-name="P1" draw:layer="layout" svg:width="29.699cm" svg:height="14.899cm" svg:x="0cm" svg:y="6.1cm" svg:viewBox="0 0 29700 14900" draw:points="0,14900 0,1500 15000,0 29700,1500 29700,14900">
          <text:p/>
        </draw:polygon>
        <draw:polygon draw:style-name="gr5" draw:text-style-name="P1" draw:layer="layout" svg:width="29.699cm" svg:height="12.899cm" svg:x="0cm" svg:y="8.1cm" svg:viewBox="0 0 29700 12900" draw:points="0,12900 0,1500 15000,0 29700,1500 29700,12900">
          <text:p/>
        </draw:polygon>
        <draw:custom-shape draw:style-name="gr4" draw:text-style-name="P1" draw:layer="layout" svg:width="29.7cm" svg:height="3.1cm" svg:x="0cm" svg:y="14.5cm">
          <text:p/>
          <draw:enhanced-geometry svg:viewBox="0 0 21600 21600" draw:type="rectangle" draw:enhanced-path="M 0 0 L 21600 0 21600 21600 0 21600 0 0 Z N"/>
        </draw:custom-shape>
      </draw:page>
      <draw:page draw:name="page2" draw:style-name="dp1" draw:master-page-name="標準">
        <draw:custom-shape draw:style-name="gr1" draw:text-style-name="P1" draw:layer="layout" svg:width="29.7cm" svg:height="6.9cm" svg:x="0cm" svg:y="18.5cm">
          <text:p/>
          <draw:enhanced-geometry svg:viewBox="0 0 21600 21600" draw:type="rectangle" draw:enhanced-path="M 0 0 L 21600 0 21600 21600 0 21600 0 0 Z N"/>
        </draw:custom-shape>
        <draw:polygon draw:style-name="gr4" draw:text-style-name="P1" draw:layer="layout" svg:width="29.699cm" svg:height="13.399cm" svg:x="0cm" svg:y="0cm" svg:viewBox="0 0 29700 13400" draw:points="0,13400 0,0 29700,0 29700,13400">
          <text:p/>
        </draw:polygon>
        <draw:polygon draw:style-name="gr2" draw:text-style-name="P1" draw:layer="layout" svg:width="1.899cm" svg:height="6.999cm" svg:x="24.4cm" svg:y="0cm" svg:viewBox="0 0 1900 7000" draw:points="1900,7000 1600,3100 1000,0 0,0 600,6900">
          <text:p/>
        </draw:polygon>
        <draw:polygon draw:style-name="gr3" draw:text-style-name="P1" draw:layer="layout" svg:width="29.699cm" svg:height="14.899cm" svg:x="0cm" svg:y="8.2cm" svg:viewBox="0 0 29700 14900" draw:points="0,14900 0,1500 15000,0 29700,1500 29700,14900">
          <text:p/>
        </draw:polygon>
        <draw:polygon draw:style-name="gr5" draw:text-style-name="P1" draw:layer="layout" svg:width="29.699cm" svg:height="13.599cm" svg:x="0cm" svg:y="5.1cm" svg:viewBox="0 0 29700 13600" draw:points="0,13600 0,900 6800,0 29700,2200 29700,13600">
          <text:p/>
        </draw:polygon>
        <draw:custom-shape draw:style-name="gr4" draw:text-style-name="P1" draw:layer="layout" svg:width="29.7cm" svg:height="3.1cm" svg:x="0cm" svg:y="18.8cm">
          <text:p/>
          <draw:enhanced-geometry svg:viewBox="0 0 21600 21600" draw:type="rectangle" draw:enhanced-path="M 0 0 L 21600 0 21600 21600 0 21600 0 0 Z N"/>
        </draw:custom-shape>
        <draw:custom-shape draw:style-name="gr6" draw:text-style-name="P1" draw:layer="layout" svg:width="11.3cm" svg:height="11.3cm" svg:x="4.7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7.9cm" svg:height="7.9cm" svg:x="6.42cm" svg:y="16.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7.1cm" svg:height="7.1cm" svg:x="6.8cm" svg:y="16.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7.8cm" svg:y="17.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5.5cm" svg:height="5.5cm" svg:x="7.6cm" svg:y="17.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7.3cm" svg:y="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cm" svg:height="1.9cm" svg:x="7.3cm" svg:y="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6cm" svg:height="5.5cm" svg:x="0.7cm" svg:y="10.3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0.1cm" svg:y="13.2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0.1cm" svg:y="11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299cm" svg:height="5.599cm" svg:x="4.6cm" svg:y="0cm" svg:viewBox="0 0 1300 5600" draw:points="100,5600 0,3100 300,0 1300,0 1300,5400">
          <text:p/>
        </draw:polygon>
        <draw:polygon draw:style-name="gr2" draw:text-style-name="P1" draw:layer="layout" svg:width="6.099cm" svg:height="18.699cm" svg:x="11.1cm" svg:y="0cm" svg:viewBox="0 0 6100 18700" draw:points="1100,13000 1200,5800 0,5700 900,0 1900,0 1400,5700 1300,12900 5900,15300 6100,18700 5900,18700 5600,15300">
          <text:p/>
        </draw:polygon>
      </draw:page>
      <draw:page draw:name="page3" draw:style-name="dp1" draw:master-page-name="標準">
        <draw:custom-shape draw:style-name="gr1" draw:text-style-name="P1" draw:layer="layout" svg:width="29.7cm" svg:height="6.9cm" svg:x="0cm" svg:y="18.5cm">
          <text:p/>
          <draw:enhanced-geometry svg:viewBox="0 0 21600 21600" draw:mirror-horizontal="true" draw:type="rectangle" draw:enhanced-path="M 0 0 L 21600 0 21600 21600 0 21600 0 0 Z N"/>
        </draw:custom-shape>
        <draw:polygon draw:style-name="gr4" draw:text-style-name="P1" draw:layer="layout" svg:width="29.699cm" svg:height="13.399cm" svg:x="0cm" svg:y="0cm" svg:viewBox="0 0 29700 13400" draw:points="29700,13400 29700,0 0,0 0,13400">
          <text:p/>
        </draw:polygon>
        <draw:polygon draw:style-name="gr2" draw:text-style-name="P1" draw:layer="layout" svg:width="1.899cm" svg:height="6.999cm" svg:x="3.4cm" svg:y="0cm" svg:viewBox="0 0 1900 7000" draw:points="0,7000 300,3100 900,0 1900,0 1300,6900">
          <text:p/>
        </draw:polygon>
        <draw:polygon draw:style-name="gr3" draw:text-style-name="P1" draw:layer="layout" svg:width="29.699cm" svg:height="14.899cm" svg:x="0cm" svg:y="8.2cm" svg:viewBox="0 0 29700 14900" draw:points="29700,14900 29700,1500 14700,0 0,1500 0,14900">
          <text:p/>
        </draw:polygon>
        <draw:polygon draw:style-name="gr5" draw:text-style-name="P1" draw:layer="layout" svg:width="29.699cm" svg:height="13.599cm" svg:x="0cm" svg:y="5.1cm" svg:viewBox="0 0 29700 13600" draw:points="29700,13600 29700,900 22900,0 0,2200 0,13600">
          <text:p/>
        </draw:polygon>
        <draw:custom-shape draw:style-name="gr4" draw:text-style-name="P1" draw:layer="layout" svg:width="29.7cm" svg:height="3.1cm" svg:x="0cm" svg:y="18.8cm">
          <text:p/>
          <draw:enhanced-geometry svg:viewBox="0 0 21600 21600" draw:mirror-horizontal="true" draw:type="rectangle" draw:enhanced-path="M 0 0 L 21600 0 21600 21600 0 21600 0 0 Z N"/>
        </draw:custom-shape>
        <draw:custom-shape draw:style-name="gr6" draw:text-style-name="P1" draw:layer="layout" svg:width="11.3cm" svg:height="11.3cm" svg:x="13.7cm" svg:y="14.4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4" draw:text-style-name="P1" draw:layer="layout" svg:width="7.9cm" svg:height="7.9cm" svg:x="15.38cm" svg:y="16.12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7" draw:text-style-name="P1" draw:layer="layout" svg:width="7.1cm" svg:height="7.1cm" svg:x="15.8cm" svg:y="16.4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16.8cm" svg:y="17.50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 draw:text-style-name="P1" draw:layer="layout" svg:width="5.5cm" svg:height="5.5cm" svg:x="16.6cm" svg:y="17.2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19.4cm" svg:y="6.7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cm" svg:height="1.9cm" svg:x="19.4cm" svg:y="6.7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6cm" svg:height="5.5cm" svg:x="26.4cm" svg:y="10.3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28.1cm" svg:y="13.2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28.1cm" svg:y="11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299cm" svg:height="5.599cm" svg:x="23.8cm" svg:y="0cm" svg:viewBox="0 0 1300 5600" draw:points="1200,5600 1300,3100 1000,0 0,0 0,5400">
          <text:p/>
        </draw:polygon>
        <draw:polygon draw:style-name="gr2" draw:text-style-name="P1" draw:layer="layout" svg:width="6.099cm" svg:height="18.699cm" svg:x="12.5cm" svg:y="0cm" svg:viewBox="0 0 6100 18700" draw:points="5000,13000 4900,5800 6100,5700 5200,0 4200,0 4700,5700 4800,12900 200,15300 0,18700 200,18700 500,15300">
          <text:p/>
        </draw:polygon>
      </draw:page>
      <draw:page draw:name="page4" draw:style-name="dp1" draw:master-page-name="標準">
        <draw:custom-shape draw:style-name="gr1" draw:text-style-name="P1" draw:layer="layout" svg:width="29.7cm" svg:height="6.9cm" svg:x="0cm" svg:y="14.2cm">
          <text:p/>
          <draw:enhanced-geometry svg:viewBox="0 0 21600 21600" draw:mirror-horizontal="true" draw:type="rectangle" draw:enhanced-path="M 0 0 L 21600 0 21600 21600 0 21600 0 0 Z N"/>
        </draw:custom-shape>
        <draw:polygon draw:style-name="gr2" draw:text-style-name="P1" draw:layer="layout" svg:width="1.299cm" svg:height="5.699cm" svg:x="23.9cm" svg:y="0cm" svg:viewBox="0 0 1300 5700" draw:points="1300,5700 1300,3100 1000,0 0,0 0,5600">
          <text:p/>
        </draw:polygon>
        <draw:polygon draw:style-name="gr2" draw:text-style-name="P1" draw:layer="layout" svg:width="1.299cm" svg:height="5.699cm" svg:x="4.7cm" svg:y="0cm" svg:viewBox="0 0 1300 5700" draw:points="0,5700 0,3100 300,0 1300,0 1300,5600">
          <text:p/>
        </draw:polygon>
        <draw:polygon draw:style-name="gr3" draw:text-style-name="P1" draw:layer="layout" svg:width="29.699cm" svg:height="14.899cm" svg:x="0cm" svg:y="3.9cm" svg:viewBox="0 0 29700 14900" draw:points="29700,14900 29700,1500 14700,0 0,1500 0,14900">
          <text:p/>
        </draw:polygon>
        <draw:polygon draw:style-name="gr4" draw:text-style-name="P1" draw:layer="layout" svg:width="29.699cm" svg:height="13.999cm" svg:x="0cm" svg:y="-0.2cm" svg:viewBox="0 0 29700 14000" draw:points="29700,14000 29700,200 15000,0 0,200 0,14000 15500,10400">
          <text:p/>
        </draw:polygon>
        <draw:polygon draw:style-name="gr14" draw:text-style-name="P1" draw:layer="layout" svg:width="17.799cm" svg:height="15.699cm" svg:x="0cm" svg:y="1.8cm" svg:viewBox="0 0 17800 15700" draw:points="0,3200 0,1200 16500,0 16600,3100 17500,8600 17800,12100 12800,13600 13400,15600 0,15700">
          <text:p/>
        </draw:polygon>
        <draw:path draw:style-name="gr15" draw:text-style-name="P1" draw:layer="layout" svg:width="2.699cm" svg:height="7.899cm" svg:x="13.2cm" svg:y="3.4cm" svg:viewBox="0 0 2700 7900" svg:d="m2350 0c175 0 350 175 350 350 0 2367 0 4733 0 7100 0 175-175 351-350 351-467 0-933 0-1400 0-175 0-950-226-950-401 0-2367 599-4683 599-7050 0-175 176-350 351-350 467 0 933 0 1400 0zm350 0zm-2200 7900z">
          <text:p/>
        </draw:path>
        <draw:path draw:style-name="gr15" draw:text-style-name="P1" draw:layer="layout" svg:width="10.599cm" svg:height="4.4cm" svg:x="5.1cm" svg:y="10.6cm" svg:viewBox="0 0 10600 4401" svg:d="m10000 800c300 0 600 300 600 600 0 800 0 1600 0 2400 0 300-300 600-600 600-3000 0-6000 0-9000 0-300 0-601-300-601-600 0-800-399-1800-399-2600 0-300 700-1200 1000-1200 3000 0 6000 800 9000 800zm600 0zm-10201 3601z">
          <text:p/>
        </draw:path>
        <draw:polygon draw:style-name="gr5" draw:text-style-name="P1" draw:layer="layout" svg:width="29.699cm" svg:height="15.499cm" svg:x="0cm" svg:y="0.8cm" svg:viewBox="0 0 29700 15500" draw:points="29700,13600 29700,900 22900,0 0,2200 16600,1000 16500,3800 16700,8200 12200,11500 12100,15500">
          <text:p/>
        </draw:polygon>
        <draw:custom-shape draw:style-name="gr16" draw:text-style-name="P1" draw:layer="layout" svg:width="9.5cm" svg:height="1cm" svg:x="6.1cm" svg:y="15.2cm">
          <text:p/>
          <draw:enhanced-geometry svg:viewBox="0 0 21600 21600" draw:mirror-horizontal="true" draw:type="rectangle" draw:enhanced-path="M 0 0 L 21600 0 21600 21600 0 21600 0 0 Z N"/>
        </draw:custom-shape>
        <draw:custom-shape draw:style-name="gr4" draw:text-style-name="P1" draw:layer="layout" svg:width="5.2cm" svg:height="3.1cm" svg:x="24.5cm" svg:y="14.5cm">
          <text:p/>
          <draw:enhanced-geometry svg:viewBox="0 0 21600 21600" draw:mirror-horizontal="true" draw:type="rectangle" draw:enhanced-path="M 0 0 L 21600 0 21600 21600 0 21600 0 0 Z N"/>
        </draw:custom-shape>
        <draw:custom-shape draw:style-name="gr6" draw:text-style-name="P1" draw:layer="layout" svg:width="11.3cm" svg:height="11.3cm" svg:x="13.7cm" svg:y="10.1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4" draw:text-style-name="P1" draw:layer="layout" svg:width="7.9cm" svg:height="7.9cm" svg:x="15.38cm" svg:y="11.82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7" draw:text-style-name="P1" draw:layer="layout" svg:width="7.1cm" svg:height="7.1cm" svg:x="15.8cm" svg:y="12.1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16.8cm" svg:y="13.20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 draw:text-style-name="P1" draw:layer="layout" svg:width="5.5cm" svg:height="5.5cm" svg:x="16.6cm" svg:y="12.9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19.4cm" svg:y="2.4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cm" svg:height="1.9cm" svg:x="19.4cm" svg:y="2.4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6cm" svg:height="5.5cm" svg:x="26.4cm" svg:y="6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28.1cm" svg:y="8.9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28.1cm" svg:y="6.7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499cm" svg:height="3.299cm" svg:x="11.6cm" svg:y="-1cm" svg:viewBox="0 0 1500 3300" draw:points="1400,3100 1500,2800 1000,0 0,0 0,3300">
          <text:p/>
        </draw:polygon>
        <draw:custom-shape draw:style-name="gr2" draw:text-style-name="P1" draw:layer="layout" svg:width="14cm" svg:height="1.3cm" svg:x="0cm" svg:y="16.2cm">
          <text:p/>
          <draw:enhanced-geometry svg:viewBox="0 0 21600 21600" draw:mirror-horizontal="false" draw:type="rectangle" draw:enhanced-path="M 0 0 L 21600 0 21600 21600 0 21600 0 0 Z N"/>
        </draw:custom-shape>
        <draw:custom-shape draw:style-name="gr17" draw:text-style-name="P1" draw:layer="layout" svg:width="1.3cm" svg:height="1cm" svg:x="4.2cm" svg:y="4.9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8cm" svg:height="3.6cm" svg:x="14.1cm" svg:y="-0.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標準">
        <draw:custom-shape draw:style-name="gr1" draw:text-style-name="P1" draw:layer="layout" svg:width="29.7cm" svg:height="6.9cm" svg:x="0cm" svg:y="14.2cm">
          <text:p/>
          <draw:enhanced-geometry svg:viewBox="0 0 21600 21600" draw:mirror-horizontal="false" draw:type="rectangle" draw:enhanced-path="M 0 0 L 21600 0 21600 21600 0 21600 0 0 Z N"/>
        </draw:custom-shape>
        <draw:polygon draw:style-name="gr2" draw:text-style-name="P1" draw:layer="layout" svg:width="1.299cm" svg:height="5.699cm" svg:x="4.5cm" svg:y="0cm" svg:viewBox="0 0 1300 5700" draw:points="0,5700 0,3100 300,0 1300,0 1300,5600">
          <text:p/>
        </draw:polygon>
        <draw:polygon draw:style-name="gr2" draw:text-style-name="P1" draw:layer="layout" svg:width="1.299cm" svg:height="5.699cm" svg:x="23.7cm" svg:y="0cm" svg:viewBox="0 0 1300 5700" draw:points="1300,5700 1300,3100 1000,0 0,0 0,5600">
          <text:p/>
        </draw:polygon>
        <draw:polygon draw:style-name="gr3" draw:text-style-name="P1" draw:layer="layout" svg:width="29.699cm" svg:height="14.899cm" svg:x="0cm" svg:y="3.9cm" svg:viewBox="0 0 29700 14900" draw:points="0,14900 0,1500 15000,0 29700,1500 29700,14900">
          <text:p/>
        </draw:polygon>
        <draw:polygon draw:style-name="gr4" draw:text-style-name="P1" draw:layer="layout" svg:width="29.699cm" svg:height="13.999cm" svg:x="0cm" svg:y="-0.2cm" svg:viewBox="0 0 29700 14000" draw:points="0,14000 0,200 14700,0 29700,200 29700,14000 14200,10400">
          <text:p/>
        </draw:polygon>
        <draw:polygon draw:style-name="gr14" draw:text-style-name="P1" draw:layer="layout" svg:width="17.799cm" svg:height="15.699cm" svg:x="11.9cm" svg:y="1.8cm" svg:viewBox="0 0 17800 15700" draw:points="17800,3200 17800,1200 1300,0 1200,3100 300,8600 0,12100 5000,13600 4400,15600 17800,15700">
          <text:p/>
        </draw:polygon>
        <draw:path draw:style-name="gr15" draw:text-style-name="P1" draw:layer="layout" svg:width="2.699cm" svg:height="7.899cm" svg:x="13.8cm" svg:y="3.4cm" svg:viewBox="0 0 2700 7900" svg:d="m350 0c-175 0-350 175-350 350 0 2367 0 4733 0 7100 0 175 175 351 350 351 467 0 933 0 1400 0 175 0 950-226 950-401 0-2367-599-4683-599-7050 0-175-176-350-351-350-467 0-933 0-1400 0zm-350 0zm2200 7900z">
          <text:p/>
        </draw:path>
        <draw:path draw:style-name="gr15" draw:text-style-name="P1" draw:layer="layout" svg:width="10.599cm" svg:height="4.4cm" svg:x="14cm" svg:y="10.6cm" svg:viewBox="0 0 10600 4401" svg:d="m600 800c-300 0-600 300-600 600 0 800 0 1600 0 2400 0 300 300 600 600 600 3000 0 6000 0 9000 0 300 0 601-300 601-600 0-800 399-1800 399-2600 0-300-700-1200-1000-1200-3000 0-6000 800-9000 800zm-600 0zm10201 3601z">
          <text:p/>
        </draw:path>
        <draw:polygon draw:style-name="gr5" draw:text-style-name="P1" draw:layer="layout" svg:width="29.699cm" svg:height="15.499cm" svg:x="0cm" svg:y="0.8cm" svg:viewBox="0 0 29700 15500" draw:points="0,13600 0,900 6800,0 29700,2200 13100,1000 13200,3800 13000,8200 17500,11500 17600,15500">
          <text:p/>
        </draw:polygon>
        <draw:custom-shape draw:style-name="gr16" draw:text-style-name="P1" draw:layer="layout" svg:width="9.5cm" svg:height="1cm" svg:x="14.1cm" svg:y="15.2cm">
          <text:p/>
          <draw:enhanced-geometry svg:viewBox="0 0 21600 21600" draw:mirror-horizontal="false" draw:type="rectangle" draw:enhanced-path="M 0 0 L 21600 0 21600 21600 0 21600 0 0 Z N"/>
        </draw:custom-shape>
        <draw:custom-shape draw:style-name="gr4" draw:text-style-name="P1" draw:layer="layout" svg:width="5.2cm" svg:height="3.1cm" svg:x="0cm" svg:y="14.5cm">
          <text:p/>
          <draw:enhanced-geometry svg:viewBox="0 0 21600 21600" draw:mirror-horizontal="false" draw:type="rectangle" draw:enhanced-path="M 0 0 L 21600 0 21600 21600 0 21600 0 0 Z N"/>
        </draw:custom-shape>
        <draw:custom-shape draw:style-name="gr6" draw:text-style-name="P1" draw:layer="layout" svg:width="11.3cm" svg:height="11.3cm" svg:x="4.7cm" svg:y="10.1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4" draw:text-style-name="P1" draw:layer="layout" svg:width="7.9cm" svg:height="7.9cm" svg:x="6.42cm" svg:y="11.82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7" draw:text-style-name="P1" draw:layer="layout" svg:width="7.1cm" svg:height="7.1cm" svg:x="6.8cm" svg:y="12.1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7.8cm" svg:y="13.20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9" draw:text-style-name="P1" draw:layer="layout" svg:width="5.5cm" svg:height="5.5cm" svg:x="7.6cm" svg:y="12.9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7.3cm" svg:y="2.4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cm" svg:height="1.9cm" svg:x="7.3cm" svg:y="2.4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6cm" svg:height="5.5cm" svg:x="0.7cm" svg:y="6cm">
          <text:p/>
          <draw:enhanced-geometry svg:viewBox="0 0 21600 21600" draw:path-stretchpoint-x="10800" draw:path-stretchpoint-y="10800" draw:text-areas="?f3 ?f4 ?f5 ?f6" draw:mirror-horizontal="fals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0.1cm" svg:y="8.9cm">
          <text:p/>
          <draw:enhanced-geometry svg:viewBox="0 0 21600 21600" draw:path-stretchpoint-x="10800" draw:path-stretchpoint-y="10800" draw:text-areas="?f3 ?f4 ?f5 ?f6" draw:mirror-horizontal="fals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0.1cm" svg:y="6.7cm">
          <text:p/>
          <draw:enhanced-geometry svg:viewBox="0 0 21600 21600" draw:path-stretchpoint-x="10800" draw:path-stretchpoint-y="10800" draw:text-areas="?f3 ?f4 ?f5 ?f6" draw:mirror-horizontal="fals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499cm" svg:height="3.299cm" svg:x="16.6cm" svg:y="-1cm" svg:viewBox="0 0 1500 3300" draw:points="100,3100 0,2800 500,0 1500,0 1500,3300">
          <text:p/>
        </draw:polygon>
        <draw:custom-shape draw:style-name="gr2" draw:text-style-name="P1" draw:layer="layout" svg:width="14cm" svg:height="1.3cm" svg:x="15.7cm" svg:y="16.2cm">
          <text:p/>
          <draw:enhanced-geometry svg:viewBox="0 0 21600 21600" draw:mirror-horizontal="true" draw:type="rectangle" draw:enhanced-path="M 0 0 L 21600 0 21600 21600 0 21600 0 0 Z N"/>
        </draw:custom-shape>
        <draw:custom-shape draw:style-name="gr17" draw:text-style-name="P1" draw:layer="layout" svg:width="1.3cm" svg:height="1cm" svg:x="24.2cm" svg:y="4.9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1.8cm" svg:height="3.6cm" svg:x="13.8cm" svg:y="-0.3cm">
          <text:p/>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標準">
        <draw:custom-shape draw:style-name="gr1" draw:text-style-name="P1" draw:layer="layout" svg:width="29.7cm" svg:height="25.5cm" svg:x="0cm" svg:y="-0.2cm">
          <text:p/>
          <draw:enhanced-geometry svg:viewBox="0 0 21600 21600" draw:mirror-horizontal="true" draw:type="rectangle" draw:enhanced-path="M 0 0 L 21600 0 21600 21600 0 21600 0 0 Z N"/>
        </draw:custom-shape>
        <draw:polygon draw:style-name="gr4" draw:text-style-name="P1" draw:layer="layout" svg:width="29.699cm" svg:height="17.999cm" svg:x="0cm" svg:y="0cm" svg:viewBox="0 0 29700 18000" draw:points="29700,18000 21600,8200 9300,0 0,0 0,18000">
          <text:p/>
        </draw:polygon>
        <draw:polygon draw:style-name="gr2" draw:text-style-name="P1" draw:layer="layout" svg:width="0.999cm" svg:height="9.799cm" svg:x="0cm" svg:y="0cm" svg:viewBox="0 0 1000 9800" draw:points="1000,9800 1000,5407 500,0 600,0 0,0 0,9700">
          <text:p/>
        </draw:polygon>
        <draw:polygon draw:style-name="gr19" draw:text-style-name="P1" draw:layer="layout" svg:width="29.699cm" svg:height="14.499cm" svg:x="0cm" svg:y="8.4cm" svg:viewBox="0 0 29700 14500" draw:points="29700,14500 22500,500 18000,0 10900,3700 0,9400 0,14500">
          <text:p/>
        </draw:polygon>
        <draw:polygon draw:style-name="gr5" draw:text-style-name="P1" draw:layer="layout" svg:width="29.699cm" svg:height="11.399cm" svg:x="0cm" svg:y="7.2cm" svg:viewBox="0 0 29700 11400" draw:points="29700,11400 29700,7300 22600,2300 0,0 0,11400">
          <text:p/>
        </draw:polygon>
        <draw:custom-shape draw:style-name="gr4" draw:text-style-name="P1" draw:layer="layout" svg:width="14cm" svg:height="3.1cm" svg:x="15.7cm" svg:y="18.7cm">
          <text:p/>
          <draw:enhanced-geometry svg:viewBox="0 0 21600 21600" draw:mirror-horizontal="true" draw:type="rectangle" draw:enhanced-path="M 0 0 L 21600 0 21600 21600 0 21600 0 0 Z N"/>
        </draw:custom-shape>
        <draw:custom-shape draw:style-name="gr2" draw:text-style-name="P1" draw:layer="layout" svg:width="14cm" svg:height="3.1cm" svg:x="0cm" svg:y="18.6cm">
          <text:p/>
          <draw:enhanced-geometry svg:viewBox="0 0 21600 21600" draw:mirror-horizontal="true" draw:type="rectangle" draw:enhanced-path="M 0 0 L 21600 0 21600 21600 0 21600 0 0 Z N"/>
        </draw:custom-shape>
        <draw:custom-shape draw:style-name="gr6" draw:text-style-name="P1" draw:layer="layout" svg:width="11.3cm" svg:height="11.3cm" svg:x="13.7cm" svg:y="14.3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4" draw:text-style-name="P1" draw:layer="layout" svg:width="7.9cm" svg:height="7.9cm" svg:x="15.38cm" svg:y="16.02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7" draw:text-style-name="P1" draw:layer="layout" svg:width="7.1cm" svg:height="7.1cm" svg:x="15.8cm" svg:y="16.3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16.8cm" svg:y="17.40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 draw:text-style-name="P1" draw:layer="layout" svg:width="5.5cm" svg:height="5.5cm" svg:x="16.6cm" svg:y="17.1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3.3cm" svg:y="11.2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1" draw:layer="layout" svg:width="3.055cm" svg:height="4.299cm" svg:x="26.644cm" svg:y="15.2cm" svg:viewBox="0 0 3056 4300" draw:points="1667,3418 1222,3418 0,0 1889,882 3056,3528 2889,4300 2167,4300">
          <text:p/>
        </draw:polygon>
        <draw:polygon draw:style-name="gr21" draw:text-style-name="P1" draw:layer="layout" svg:width="1.666cm" svg:height="3.858cm" svg:x="26.2cm" svg:y="15.2cm" svg:viewBox="0 0 1667 3859" draw:points="1667,3418 1667,3418 444,0 0,662 56,3087 278,3859 1444,3859">
          <text:p/>
        </draw:polygon>
        <draw:polygon draw:style-name="gr2" draw:text-style-name="P1" draw:layer="layout" svg:width="14.699cm" svg:height="14.299cm" svg:x="4.4cm" svg:y="0cm" svg:viewBox="0 0 14700 14300" draw:points="14300,9100 10300,6000 800,0 0,0 12600,9000 13900,9100 14300,14300 14700,14300">
          <text:p/>
        </draw:polygon>
        <draw:custom-shape draw:style-name="gr10" draw:text-style-name="P1" draw:layer="layout" svg:width="3.4cm" svg:height="2.5cm" svg:x="15cm" svg:y="7.2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標準">
        <draw:custom-shape draw:style-name="gr1" draw:text-style-name="P1" draw:layer="layout" svg:width="29.7cm" svg:height="25.5cm" svg:x="0cm" svg:y="-0.2cm">
          <text:p/>
          <draw:enhanced-geometry svg:viewBox="0 0 21600 21600" draw:mirror-horizontal="false" draw:type="rectangle" draw:enhanced-path="M 0 0 L 21600 0 21600 21600 0 21600 0 0 Z N"/>
        </draw:custom-shape>
        <draw:polygon draw:style-name="gr4" draw:text-style-name="P1" draw:layer="layout" svg:width="29.699cm" svg:height="17.999cm" svg:x="0cm" svg:y="0cm" svg:viewBox="0 0 29700 18000" draw:points="0,18000 8100,8200 20400,0 29700,0 29700,18000">
          <text:p/>
        </draw:polygon>
        <draw:polygon draw:style-name="gr2" draw:text-style-name="P1" draw:layer="layout" svg:width="0.999cm" svg:height="9.799cm" svg:x="28.7cm" svg:y="0cm" svg:viewBox="0 0 1000 9800" draw:points="0,9800 0,5407 500,0 400,0 1000,0 1000,9700">
          <text:p/>
        </draw:polygon>
        <draw:polygon draw:style-name="gr19" draw:text-style-name="P1" draw:layer="layout" svg:width="29.699cm" svg:height="14.499cm" svg:x="0cm" svg:y="8.4cm" svg:viewBox="0 0 29700 14500" draw:points="0,14500 7200,500 11700,0 18800,3700 29700,9400 29700,14500">
          <text:p/>
        </draw:polygon>
        <draw:polygon draw:style-name="gr5" draw:text-style-name="P1" draw:layer="layout" svg:width="29.699cm" svg:height="11.399cm" svg:x="0cm" svg:y="7.2cm" svg:viewBox="0 0 29700 11400" draw:points="0,11400 0,7300 7100,2300 29700,0 29700,11400">
          <text:p/>
        </draw:polygon>
        <draw:custom-shape draw:style-name="gr4" draw:text-style-name="P1" draw:layer="layout" svg:width="14cm" svg:height="3.1cm" svg:x="0cm" svg:y="18.7cm">
          <text:p/>
          <draw:enhanced-geometry svg:viewBox="0 0 21600 21600" draw:mirror-horizontal="false" draw:type="rectangle" draw:enhanced-path="M 0 0 L 21600 0 21600 21600 0 21600 0 0 Z N"/>
        </draw:custom-shape>
        <draw:custom-shape draw:style-name="gr2" draw:text-style-name="P1" draw:layer="layout" svg:width="14cm" svg:height="3.1cm" svg:x="15.7cm" svg:y="18.6cm">
          <text:p/>
          <draw:enhanced-geometry svg:viewBox="0 0 21600 21600" draw:mirror-horizontal="false" draw:type="rectangle" draw:enhanced-path="M 0 0 L 21600 0 21600 21600 0 21600 0 0 Z N"/>
        </draw:custom-shape>
        <draw:custom-shape draw:style-name="gr6" draw:text-style-name="P1" draw:layer="layout" svg:width="11.3cm" svg:height="11.3cm" svg:x="4.7cm" svg:y="14.3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4" draw:text-style-name="P1" draw:layer="layout" svg:width="7.9cm" svg:height="7.9cm" svg:x="6.42cm" svg:y="16.02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7" draw:text-style-name="P1" draw:layer="layout" svg:width="7.1cm" svg:height="7.1cm" svg:x="6.8cm" svg:y="16.3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7.8cm" svg:y="17.40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9" draw:text-style-name="P1" draw:layer="layout" svg:width="5.5cm" svg:height="5.5cm" svg:x="7.6cm" svg:y="17.1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3cm" svg:height="1.9cm" svg:x="23.4cm" svg:y="11.2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1" draw:layer="layout" svg:width="3.055cm" svg:height="4.299cm" svg:x="0cm" svg:y="15.2cm" svg:viewBox="0 0 3056 4300" draw:points="1389,3418 1833,3418 3056,0 1167,882 0,3528 167,4300 889,4300">
          <text:p/>
        </draw:polygon>
        <draw:polygon draw:style-name="gr21" draw:text-style-name="P1" draw:layer="layout" svg:width="1.666cm" svg:height="3.858cm" svg:x="1.833cm" svg:y="15.2cm" svg:viewBox="0 0 1667 3859" draw:points="0,3418 0,3418 1222,0 1667,662 1611,3087 1389,3859 222,3859">
          <text:p/>
        </draw:polygon>
        <draw:polygon draw:style-name="gr2" draw:text-style-name="P1" draw:layer="layout" svg:width="14.699cm" svg:height="14.299cm" svg:x="10.6cm" svg:y="0cm" svg:viewBox="0 0 14700 14300" draw:points="400,9100 4400,6000 13900,0 14700,0 2100,9000 800,9100 400,14300 0,14300">
          <text:p/>
        </draw:polygon>
        <draw:custom-shape draw:style-name="gr10" draw:text-style-name="P1" draw:layer="layout" svg:width="3.4cm" svg:height="2.5cm" svg:x="11.3cm" svg:y="7.2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標準">
        <draw:custom-shape draw:style-name="gr1" draw:text-style-name="P1" draw:layer="layout" svg:width="29.7cm" svg:height="21.3cm" svg:x="0cm" svg:y="-0.2cm">
          <text:p/>
          <draw:enhanced-geometry svg:viewBox="0 0 21600 21600" draw:mirror-horizontal="true" draw:type="rectangle" draw:enhanced-path="M 0 0 L 21600 0 21600 21600 0 21600 0 0 Z N"/>
        </draw:custom-shape>
        <draw:polygon draw:style-name="gr4" draw:text-style-name="P1" draw:layer="layout" svg:width="29.699cm" svg:height="14.099cm" svg:x="0cm" svg:y="-0.3cm" svg:viewBox="0 0 29700 14100" draw:points="29700,14100 21600,4300 15000,100 0,0 0,14100">
          <text:p/>
        </draw:polygon>
        <draw:polygon draw:style-name="gr14" draw:text-style-name="P1" draw:layer="layout" svg:width="17.799cm" svg:height="14.499cm" svg:x="0cm" svg:y="3cm" svg:viewBox="0 0 17800 14500" draw:points="0,2000 0,0 16100,1300 17200,2000 17500,7400 17800,10900 12800,12400 13400,14400 200,14500">
          <text:p/>
        </draw:polygon>
        <draw:polygon draw:style-name="gr19" draw:text-style-name="P1" draw:layer="layout" svg:width="29.699cm" svg:height="14.499cm" svg:x="0cm" svg:y="4.2cm" svg:viewBox="0 0 29700 14500" draw:points="29700,14500 22500,500 18000,0 17000,100 18700,9700 17800,7800 14000,7800 0,8100 0,14500">
          <text:p/>
        </draw:polygon>
        <draw:polygon draw:style-name="gr6" draw:text-style-name="P1" draw:layer="layout" svg:width="6.099cm" svg:height="3.399cm" svg:x="11.7cm" svg:y="4.8cm" svg:viewBox="0 0 6100 3400" draw:points="0,2400 600,0 6100,1500 5600,3400">
          <text:p/>
        </draw:polygon>
        <draw:custom-shape draw:style-name="gr22" draw:text-style-name="P1" draw:layer="layout" svg:width="2.693cm" svg:height="3.1cm" draw:transform="rotate (-0.262148453649548) translate (15.658cm 4.165cm)">
          <text:p/>
          <draw:enhanced-geometry svg:viewBox="0 0 21600 21600" draw:type="rectangle" draw:enhanced-path="M 0 0 L 21600 0 21600 21600 0 21600 0 0 Z N"/>
        </draw:custom-shape>
        <draw:polygon draw:style-name="gr5" draw:text-style-name="P1" draw:layer="layout" svg:width="12.899cm" svg:height="10.199cm" svg:x="16.8cm" svg:y="4.3cm" svg:viewBox="0 0 12900 10200" draw:points="12900,10100 12900,6000 5800,1000 0,0 1200,10200">
          <text:p/>
        </draw:polygon>
        <draw:polygon draw:style-name="gr2" draw:text-style-name="P1" draw:layer="layout" svg:width="1.299cm" svg:height="3.499cm" svg:x="1cm" svg:y="-0.1cm" svg:viewBox="0 0 1300 3500" draw:points="100,3500 0,3100 300,0 1300,0 1300,3300">
          <text:p/>
        </draw:polygon>
        <draw:custom-shape draw:style-name="gr4" draw:text-style-name="P1" draw:layer="layout" svg:width="14cm" svg:height="3.1cm" svg:x="15.7cm" svg:y="14.5cm">
          <text:p/>
          <draw:enhanced-geometry svg:viewBox="0 0 21600 21600" draw:mirror-horizontal="true" draw:type="rectangle" draw:enhanced-path="M 0 0 L 21600 0 21600 21600 0 21600 0 0 Z N"/>
        </draw:custom-shape>
        <draw:custom-shape draw:style-name="gr2" draw:text-style-name="P1" draw:layer="layout" svg:width="14cm" svg:height="1.3cm" svg:x="0cm" svg:y="16.2cm">
          <text:p/>
          <draw:enhanced-geometry svg:viewBox="0 0 21600 21600" draw:mirror-horizontal="true" draw:type="rectangle" draw:enhanced-path="M 0 0 L 21600 0 21600 21600 0 21600 0 0 Z N"/>
        </draw:custom-shape>
        <draw:polygon draw:style-name="gr2" draw:text-style-name="P1" draw:layer="layout" svg:width="10.099cm" svg:height="17.699cm" svg:x="8.7cm" svg:y="-0.3cm" svg:viewBox="0 0 10100 17700" draw:points="10100,5900 6000,2400 1000,0 0,0 7700,5000 8400,9800 4100,13200 4100,17600 8200,17700 9800,15000 10100,10500">
          <text:p/>
        </draw:polygon>
        <draw:custom-shape draw:style-name="gr6" draw:text-style-name="P1" draw:layer="layout" svg:width="11.3cm" svg:height="11.3cm" svg:x="13.7cm" svg:y="10.1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4" draw:text-style-name="P1" draw:layer="layout" svg:width="7.9cm" svg:height="7.9cm" svg:x="15.38cm" svg:y="11.82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7" draw:text-style-name="P1" draw:layer="layout" svg:width="7.1cm" svg:height="7.1cm" svg:x="15.8cm" svg:y="12.1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16.8cm" svg:y="13.20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9" draw:text-style-name="P1" draw:layer="layout" svg:width="5.5cm" svg:height="5.5cm" svg:x="16.6cm" svg:y="12.9cm">
          <text:p/>
          <draw:enhanced-geometry svg:viewBox="0 0 858 864" draw:mirror-horizontal="tru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 draw:layer="layout" svg:width="1.3cm" svg:height="1cm" svg:x="8.5cm" svg:y="4.9cm">
          <text:p/>
          <draw:enhanced-geometry svg:viewBox="0 0 21600 21600" draw:path-stretchpoint-x="10800" draw:path-stretchpoint-y="10800" draw:text-areas="?f3 ?f4 ?f5 ?f6" draw:mirror-horizontal="tru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1" draw:layer="layout" svg:width="3.055cm" svg:height="4.299cm" svg:x="26.644cm" svg:y="11cm" svg:viewBox="0 0 3056 4300" draw:points="1667,3418 1222,3418 0,0 1889,882 3056,3528 2889,4300 2167,4300">
          <text:p/>
        </draw:polygon>
        <draw:polygon draw:style-name="gr21" draw:text-style-name="P1" draw:layer="layout" svg:width="1.666cm" svg:height="3.858cm" svg:x="26.2cm" svg:y="11cm" svg:viewBox="0 0 1667 3859" draw:points="1667,3418 1667,3418 444,0 0,662 56,3087 278,3859 1444,3859">
          <text:p/>
        </draw:polygon>
        <draw:custom-shape draw:style-name="gr18" draw:text-style-name="P1" draw:layer="layout" svg:width="1.8cm" svg:height="3.6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5" draw:text-style-name="P1" draw:layer="layout" svg:width="2.699cm" svg:height="7.899cm" svg:x="0cm" svg:y="3.4cm" svg:viewBox="0 0 2700 7900" svg:d="m350 0c-175 0-350 175-350 350 0 2367 0 4733 0 7100 0 175 175 351 350 351 467 0 933 0 1400 0 175 0 950-226 950-401 0-2367-599-4683-599-7050 0-175-176-350-351-350-467 0-933 0-1400 0zm-350 0zm2200 7900z">
          <text:p/>
        </draw:path>
        <draw:path draw:style-name="gr15" draw:text-style-name="P1" draw:layer="layout" svg:width="10.599cm" svg:height="4.4cm" svg:x="0.2cm" svg:y="10.6cm" svg:viewBox="0 0 10600 4401" svg:d="m600 800c-300 0-600 300-600 600 0 800 0 1600 0 2400 0 300 300 600 600 600 3000 0 6000 0 9000 0 300 0 601-300 601-600 0-800 399-1800 399-2600 0-300-700-1200-1000-1200-3000 0-6000 800-9000 800zm-600 0zm10201 3601z">
          <text:p/>
        </draw:path>
        <draw:custom-shape draw:style-name="gr23" draw:text-style-name="P1" draw:layer="layout" svg:width="1cm" svg:height="6.6cm" draw:transform="rotate (-0.214850030920502) translate (11.807cm 2.2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9.5cm" svg:height="1cm" svg:x="0.3cm" svg:y="15.2cm">
          <text:p/>
          <draw:enhanced-geometry svg:viewBox="0 0 21600 21600" draw:type="rectangle" draw:enhanced-path="M 0 0 L 21600 0 21600 21600 0 21600 0 0 Z N"/>
        </draw:custom-shape>
      </draw:page>
      <draw:page draw:name="page9" draw:style-name="dp1" draw:master-page-name="標準">
        <draw:custom-shape draw:style-name="gr1" draw:text-style-name="P1" draw:layer="layout" svg:width="29.7cm" svg:height="21.3cm" svg:x="0cm" svg:y="-0.2cm">
          <text:p/>
          <draw:enhanced-geometry svg:viewBox="0 0 21600 21600" draw:mirror-horizontal="false" draw:type="rectangle" draw:enhanced-path="M 0 0 L 21600 0 21600 21600 0 21600 0 0 Z N"/>
        </draw:custom-shape>
        <draw:polygon draw:style-name="gr4" draw:text-style-name="P1" draw:layer="layout" svg:width="29.699cm" svg:height="14.099cm" svg:x="0cm" svg:y="-0.3cm" svg:viewBox="0 0 29700 14100" draw:points="0,14100 8100,4300 14700,100 29700,0 29700,14100">
          <text:p/>
        </draw:polygon>
        <draw:polygon draw:style-name="gr14" draw:text-style-name="P1" draw:layer="layout" svg:width="17.799cm" svg:height="14.499cm" svg:x="11.9cm" svg:y="3cm" svg:viewBox="0 0 17800 14500" draw:points="17800,2000 17800,0 1700,1300 600,2000 300,7400 0,10900 5000,12400 4400,14400 17600,14500">
          <text:p/>
        </draw:polygon>
        <draw:polygon draw:style-name="gr19" draw:text-style-name="P1" draw:layer="layout" svg:width="29.699cm" svg:height="14.499cm" svg:x="0cm" svg:y="4.2cm" svg:viewBox="0 0 29700 14500" draw:points="0,14500 7200,500 11700,0 12700,100 11000,9700 11900,7800 15700,7800 29700,8100 29700,14500">
          <text:p/>
        </draw:polygon>
        <draw:custom-shape draw:style-name="gr22" draw:text-style-name="P1" draw:layer="layout" svg:width="2.693cm" svg:height="5.335cm" draw:transform="rotate (-0.262148453649548) translate (12.824cm 4.165cm)">
          <text:p/>
          <draw:enhanced-geometry svg:viewBox="0 0 21600 21600" draw:mirror-horizontal="true" draw:type="rectangle" draw:enhanced-path="M 0 0 L 21600 0 21600 21600 0 21600 0 0 Z N"/>
        </draw:custom-shape>
        <draw:polygon draw:style-name="gr5" draw:text-style-name="P1" draw:layer="layout" svg:width="12.899cm" svg:height="10.199cm" svg:x="0cm" svg:y="4.3cm" svg:viewBox="0 0 12900 10200" draw:points="0,10100 0,6000 7100,1000 12900,0 11700,10200">
          <text:p/>
        </draw:polygon>
        <draw:polygon draw:style-name="gr2" draw:text-style-name="P1" draw:layer="layout" svg:width="1.299cm" svg:height="3.499cm" svg:x="27.4cm" svg:y="-0.1cm" svg:viewBox="0 0 1300 3500" draw:points="1200,3500 1300,3100 1000,0 0,0 0,3300">
          <text:p/>
        </draw:polygon>
        <draw:custom-shape draw:style-name="gr4" draw:text-style-name="P1" draw:layer="layout" svg:width="14cm" svg:height="3.1cm" svg:x="0cm" svg:y="14.5cm">
          <text:p/>
          <draw:enhanced-geometry svg:viewBox="0 0 21600 21600" draw:mirror-horizontal="false" draw:type="rectangle" draw:enhanced-path="M 0 0 L 21600 0 21600 21600 0 21600 0 0 Z N"/>
        </draw:custom-shape>
        <draw:custom-shape draw:style-name="gr2" draw:text-style-name="P1" draw:layer="layout" svg:width="14cm" svg:height="1.3cm" svg:x="15.7cm" svg:y="16.2cm">
          <text:p/>
          <draw:enhanced-geometry svg:viewBox="0 0 21600 21600" draw:mirror-horizontal="false" draw:type="rectangle" draw:enhanced-path="M 0 0 L 21600 0 21600 21600 0 21600 0 0 Z N"/>
        </draw:custom-shape>
        <draw:polygon draw:style-name="gr2" draw:text-style-name="P1" draw:layer="layout" svg:width="10.099cm" svg:height="17.699cm" svg:x="10.9cm" svg:y="-0.3cm" svg:viewBox="0 0 10100 17700" draw:points="0,5900 4100,2400 9100,0 10100,0 2400,5000 1700,9800 6000,13200 6000,17600 1900,17700 300,15000 0,10500">
          <text:p/>
        </draw:polygon>
        <draw:custom-shape draw:style-name="gr6" draw:text-style-name="P1" draw:layer="layout" svg:width="11.3cm" svg:height="11.3cm" svg:x="4.7cm" svg:y="10.1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4" draw:text-style-name="P1" draw:layer="layout" svg:width="7.9cm" svg:height="7.9cm" svg:x="6.42cm" svg:y="11.82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7" draw:text-style-name="P1" draw:layer="layout" svg:width="7.1cm" svg:height="7.1cm" svg:x="6.8cm" svg:y="12.1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8" draw:text-style-name="P1" draw:layer="layout" svg:width="5.1cm" svg:height="5.1cm" svg:x="7.8cm" svg:y="13.207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9" draw:text-style-name="P1" draw:layer="layout" svg:width="5.5cm" svg:height="5.5cm" svg:x="7.6cm" svg:y="12.9cm">
          <text:p/>
          <draw:enhanced-geometry svg:viewBox="0 0 858 864" draw:mirror-horizontal="false"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 draw:layer="layout" svg:width="1.3cm" svg:height="1cm" svg:x="19.9cm" svg:y="4.9cm">
          <text:p/>
          <draw:enhanced-geometry svg:viewBox="0 0 21600 21600" draw:path-stretchpoint-x="10800" draw:path-stretchpoint-y="10800" draw:text-areas="?f3 ?f4 ?f5 ?f6" draw:mirror-horizont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1" draw:layer="layout" svg:width="3.055cm" svg:height="4.299cm" svg:x="0cm" svg:y="11cm" svg:viewBox="0 0 3056 4300" draw:points="1389,3418 1833,3418 3056,0 1167,882 0,3528 167,4300 889,4300">
          <text:p/>
        </draw:polygon>
        <draw:polygon draw:style-name="gr21" draw:text-style-name="P1" draw:layer="layout" svg:width="1.666cm" svg:height="3.858cm" svg:x="1.833cm" svg:y="11cm" svg:viewBox="0 0 1667 3859" draw:points="0,3418 0,3418 1222,0 1667,662 1611,3087 1389,3859 222,3859">
          <text:p/>
        </draw:polygon>
        <draw:custom-shape draw:style-name="gr18" draw:text-style-name="P1" draw:layer="layout" svg:width="1.8cm" svg:height="3.6cm" svg:x="27.9cm" svg:y="-0.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5" draw:text-style-name="P1" draw:layer="layout" svg:width="2.699cm" svg:height="7.899cm" svg:x="27cm" svg:y="3.4cm" svg:viewBox="0 0 2700 7900" svg:d="m2350 0c175 0 350 175 350 350 0 2367 0 4733 0 7100 0 175-175 351-350 351-467 0-933 0-1400 0-175 0-950-226-950-401 0-2367 599-4683 599-7050 0-175 176-350 351-350 467 0 933 0 1400 0zm350 0zm-2200 7900z">
          <text:p/>
        </draw:path>
        <draw:path draw:style-name="gr15" draw:text-style-name="P1" draw:layer="layout" svg:width="10.599cm" svg:height="4.4cm" svg:x="18.9cm" svg:y="10.6cm" svg:viewBox="0 0 10600 4401" svg:d="m10000 800c300 0 600 300 600 600 0 800 0 1600 0 2400 0 300-300 600-600 600-3000 0-6000 0-9000 0-300 0-601-300-601-600 0-800-399-1800-399-2600 0-300 700-1200 1000-1200 3000 0 6000 800 9000 800zm600 0zm-10201 3601z">
          <text:p/>
        </draw:path>
        <draw:custom-shape draw:style-name="gr16" draw:text-style-name="P1" draw:layer="layout" svg:width="9.5cm" svg:height="1cm" svg:x="19.9cm" svg:y="15.2cm">
          <text:p/>
          <draw:enhanced-geometry svg:viewBox="0 0 21600 21600" draw:mirror-horizontal="true" draw:type="rectangle" draw:enhanced-path="M 0 0 L 21600 0 21600 21600 0 21600 0 0 Z N"/>
        </draw:custom-shape>
      </draw:page>
      <draw:page draw:name="page10" draw:style-name="dp1" draw:master-page-name="標準">
        <draw:custom-shape draw:style-name="gr24" draw:text-style-name="P1" draw:layer="layout" svg:width="29.7cm" svg:height="10cm" svg:x="0cm" svg:y="0cm">
          <text:p/>
          <draw:enhanced-geometry svg:viewBox="0 0 21600 21600" draw:type="rectangle" draw:enhanced-path="M 0 0 L 21600 0 21600 21600 0 21600 0 0 Z N"/>
        </draw:custom-shape>
        <draw:polygon draw:style-name="gr2" draw:text-style-name="P1" draw:layer="layout" svg:width="1.299cm" svg:height="8.199cm" svg:x="4.5cm" svg:y="0cm" svg:viewBox="0 0 1300 8200" draw:points="0,8200 0,4460 300,0 1300,0 1300,8056">
          <text:p/>
        </draw:polygon>
        <draw:polygon draw:style-name="gr2" draw:text-style-name="P1" draw:layer="layout" svg:width="1.299cm" svg:height="8.199cm" svg:x="23.7cm" svg:y="0cm" svg:viewBox="0 0 1300 8200" draw:points="1300,8200 1300,4460 1000,0 0,0 0,8056">
          <text:p/>
        </draw:polygon>
        <draw:polygon draw:style-name="gr3" draw:text-style-name="P1" draw:layer="layout" svg:width="29.699cm" svg:height="13.399cm" svg:x="0cm" svg:y="5.4cm" svg:viewBox="0 0 29700 13400" draw:points="0,13400 0,0 15200,3500 29700,0 29700,13400">
          <text:p/>
        </draw:polygon>
        <draw:polygon draw:style-name="gr4" draw:text-style-name="P1" draw:layer="layout" svg:width="29.699cm" svg:height="13.399cm" svg:x="0cm" svg:y="7.6cm" svg:viewBox="0 0 29700 13400" draw:points="0,13400 0,0 15000,3000 29700,0 29700,13400">
          <text:p/>
        </draw:polygon>
        <draw:polygon draw:style-name="gr5" draw:text-style-name="P1" draw:layer="layout" svg:width="29.699cm" svg:height="11.399cm" svg:x="0cm" svg:y="9.6cm" svg:viewBox="0 0 29700 11400" draw:points="0,11400 0,0 15200,2500 29700,0 29700,11400">
          <text:p/>
        </draw:polygon>
        <draw:custom-shape draw:style-name="gr4" draw:text-style-name="P1" draw:layer="layout" svg:width="29.7cm" svg:height="3.1cm" svg:x="0cm" svg:y="14.5cm">
          <text:p/>
          <draw:enhanced-geometry svg:viewBox="0 0 21600 21600" draw:type="rectangle" draw:enhanced-path="M 0 0 L 21600 0 21600 21600 0 21600 0 0 Z N"/>
        </draw:custom-shape>
      </draw:page>
      <draw:page draw:name="page11" draw:style-name="dp1" draw:master-page-name="標準">
        <draw:custom-shape draw:style-name="gr24" draw:text-style-name="P1" draw:layer="layout" svg:width="29.7cm" svg:height="10cm" svg:x="0cm" svg:y="0cm">
          <text:p/>
          <draw:enhanced-geometry svg:viewBox="0 0 21600 21600" draw:type="rectangle" draw:enhanced-path="M 0 0 L 21600 0 21600 21600 0 21600 0 0 Z N"/>
        </draw:custom-shape>
        <draw:polygon draw:style-name="gr2" draw:text-style-name="P1" draw:layer="layout" svg:width="1.299cm" svg:height="8.199cm" svg:x="4.5cm" svg:y="0cm" svg:viewBox="0 0 1300 8200" draw:points="0,8200 0,4460 300,0 1300,0 1300,8056">
          <text:p/>
        </draw:polygon>
        <draw:polygon draw:style-name="gr2" draw:text-style-name="P1" draw:layer="layout" svg:width="1.299cm" svg:height="8.199cm" svg:x="23.7cm" svg:y="0cm" svg:viewBox="0 0 1300 8200" draw:points="1300,8200 1300,4460 1000,0 0,0 0,8056">
          <text:p/>
        </draw:polygon>
        <draw:polygon draw:style-name="gr3" draw:text-style-name="P1" draw:layer="layout" svg:width="29.699cm" svg:height="16.799cm" svg:x="0cm" svg:y="2cm" svg:viewBox="0 0 29700 16800" draw:points="0,16800 0,3400 15400,0 29700,3400 29700,16800">
          <text:p/>
        </draw:polygon>
        <draw:polygon draw:style-name="gr4" draw:text-style-name="P1" draw:layer="layout" svg:width="29.699cm" svg:height="16.799cm" svg:x="0cm" svg:y="4.2cm" svg:viewBox="0 0 29700 16800" draw:points="0,16800 0,3400 15300,0 29700,3400 29700,16800">
          <text:p/>
        </draw:polygon>
        <draw:polygon draw:style-name="gr5" draw:text-style-name="P1" draw:layer="layout" svg:width="29.699cm" svg:height="14.299cm" svg:x="0cm" svg:y="6.7cm" svg:viewBox="0 0 29700 14300" draw:points="0,14300 0,2900 15300,0 29700,2900 29700,14300">
          <text:p/>
        </draw:polygon>
        <draw:custom-shape draw:style-name="gr4" draw:text-style-name="P1" draw:layer="layout" svg:width="29.7cm" svg:height="3.1cm" svg:x="0cm" svg:y="14.5cm">
          <text:p/>
          <draw:enhanced-geometry svg:viewBox="0 0 21600 21600" draw:type="rectangle" draw:enhanced-path="M 0 0 L 21600 0 21600 21600 0 21600 0 0 Z N"/>
        </draw:custom-shape>
      </draw:page>
      <draw:page draw:name="page12" draw:style-name="dp1" draw:master-page-name="標準">
        <draw:custom-shape draw:style-name="gr4" draw:text-style-name="P1" draw:layer="layout" svg:width="29.7cm" svg:height="7.6cm" svg:x="0cm" svg:y="0cm">
          <text:p/>
          <draw:enhanced-geometry svg:viewBox="0 0 21600 21600" draw:type="rectangle" draw:enhanced-path="M 0 0 L 21600 0 21600 21600 0 21600 0 0 Z N"/>
        </draw:custom-shape>
        <draw:custom-shape draw:style-name="gr1" draw:text-style-name="P1" draw:layer="layout" svg:width="29.7cm" svg:height="6.9cm" svg:x="0cm" svg:y="14cm">
          <text:p/>
          <draw:enhanced-geometry svg:viewBox="0 0 21600 21600" draw:type="rectangle" draw:enhanced-path="M 0 0 L 21600 0 21600 21600 0 21600 0 0 Z N"/>
        </draw:custom-shape>
        <draw:custom-shape draw:style-name="gr19" draw:text-style-name="P1" draw:layer="layout" svg:width="4.9cm" svg:height="11.1cm" svg:x="0.9cm" svg:y="9.9cm">
          <text:p/>
          <draw:enhanced-geometry svg:viewBox="0 0 21600 21600" draw:path-stretchpoint-x="10800" draw:path-stretchpoint-y="10800" draw:text-areas="?f3 ?f4 ?f5 ?f6" draw:type="round-rectangle" draw:modifiers="5265.914221218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9cm" svg:height="11.1cm" svg:x="24.2cm" svg:y="9.7cm">
          <text:p/>
          <draw:enhanced-geometry svg:viewBox="0 0 21600 21600" draw:path-stretchpoint-x="10800" draw:path-stretchpoint-y="10800" draw:text-areas="?f3 ?f4 ?f5 ?f6" draw:type="round-rectangle" draw:modifiers="5265.914221218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299cm" svg:height="5.699cm" svg:x="1.7cm" svg:y="0cm" svg:viewBox="0 0 1300 5700" draw:points="0,5700 0,3100 300,0 1300,0 1300,5600">
          <text:p/>
        </draw:polygon>
        <draw:polygon draw:style-name="gr2" draw:text-style-name="P1" draw:layer="layout" svg:width="1.299cm" svg:height="5.699cm" svg:x="26.9cm" svg:y="0cm" svg:viewBox="0 0 1300 5700" draw:points="1300,5700 1300,3100 1000,0 0,0 0,5600">
          <text:p/>
        </draw:polygon>
        <draw:path draw:style-name="gr6" draw:text-style-name="P1" draw:layer="layout" svg:width="29.769cm" svg:height="13.776cm" svg:x="-0.147cm" svg:y="4.4cm" svg:viewBox="0 0 29770 13777" svg:d="m2321 13677c-2700-1100-2300-8833-2300-13300 5000-500 9726 123 14726-377 4900 500 10074-123 14974 377 0 4467 500 13000-1700 13400-9900 0-15800-100-25700-100z">
          <text:p/>
        </draw:path>
        <draw:polygon draw:style-name="gr5" draw:text-style-name="P1" draw:layer="layout" svg:width="29.699cm" svg:height="10.999cm" svg:x="0cm" svg:y="4.5cm" svg:viewBox="0 0 29700 11000" draw:points="0,11000 0,1986 14600,0 29700,1986 29700,11000">
          <text:p/>
        </draw:polygon>
        <draw:custom-shape draw:style-name="gr4" draw:text-style-name="P1" draw:layer="layout" svg:width="7cm" svg:height="3.1cm" svg:x="11.7cm" svg:y="14.5cm">
          <text:p/>
          <draw:enhanced-geometry svg:viewBox="0 0 21600 21600" draw:type="rectangle" draw:enhanced-path="M 0 0 L 21600 0 21600 21600 0 21600 0 0 Z N"/>
        </draw:custom-shape>
        <draw:frame draw:style-name="gr25" draw:text-style-name="P2" draw:layer="layout" svg:width="6.154cm" svg:height="4.036cm" svg:x="12.246cm" svg:y="14.264cm">
          <draw:text-box>
            <text:p text:style-name="P2"><text:span text:style-name="T1">760</text:span></text:p>
          </draw:text-box>
        </draw:frame>
        <draw:polygon draw:style-name="gr4" draw:text-style-name="P1" draw:layer="layout" svg:width="29.699cm" svg:height="3.199cm" svg:x="0cm" svg:y="14.1cm" svg:viewBox="0 0 29700 3200" draw:points="0,3200 0,412 3300,200 4200,1100 5300,1000 5800,300 11100,0 19000,0 23500,0 24000,1100 25700,1000 26400,100 29700,412 29700,3200 19200,3200 19000,300 11400,300 11200,3100">
          <text:p/>
        </draw:polygon>
        <draw:polygon draw:style-name="gr26" draw:text-style-name="P1" draw:layer="layout" svg:width="5.499cm" svg:height="3.899cm" svg:x="0.3cm" svg:y="11cm" svg:viewBox="0 0 5500 3900" draw:points="3000,3100 2200,3100 0,0 3400,800 5500,3200 5200,3900 3900,3900">
          <text:p/>
        </draw:polygon>
        <draw:polygon draw:style-name="gr26" draw:text-style-name="P1" draw:layer="layout" svg:width="5.499cm" svg:height="3.899cm" svg:x="23.9cm" svg:y="11cm" svg:viewBox="0 0 5500 3900" draw:points="2500,3100 3300,3100 5500,0 2100,800 0,3200 300,3900 1600,3900">
          <text:p/>
        </draw:polygon>
        <draw:custom-shape draw:style-name="gr11" draw:text-style-name="P1" draw:layer="layout" svg:width="2.6cm" svg:height="5.5cm" svg:x="0.7cm" svg:y="6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0.1cm" svg:y="8.9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0.1cm" svg:y="6.7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6cm" svg:height="5.5cm" svg:x="26.3cm" svg:y="6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5cm" svg:height="1.9cm" svg:x="28cm" svg:y="8.9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1.9cm" svg:x="28cm" svg:y="6.7cm">
          <text:p/>
          <draw:enhanced-geometry svg:viewBox="0 0 21600 21600" draw:path-stretchpoint-x="10800" draw:path-stretchpoint-y="10800" draw:text-areas="?f3 ?f4 ?f5 ?f6" draw:mirror-horizontal="true"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1cm" svg:height="6.6cm" svg:x="4.4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9.9cm" svg:height="3.9cm" svg:x="10.2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7cm" svg:height="2.7cm" svg:x="17.6cm" svg:y="7.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1" draw:layer="layout" svg:width="2cm" svg:height="1.3cm" svg:x="15.3cm" svg:y="9.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0" draw:text-style-name="P1" draw:layer="layout" svg:width="1.1cm" svg:height="1cm" svg:x="13.9cm" svg:y="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1cm" svg:height="1cm" svg:x="16.5cm" svg:y="8.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1cm" svg:height="1cm" svg:x="13.9cm" svg:y="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1.1cm" svg:height="1cm" svg:x="10.8cm" svg:y="8.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9" draw:text-style-name="P1" draw:layer="layout" svg:width="2cm" svg:height="1.3cm" svg:x="13.6cm" svg:y="8.1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9" draw:text-style-name="P1" draw:layer="layout" svg:width="2cm" svg:height="1.3cm" svg:x="11.5cm" svg:y="7.3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9" draw:text-style-name="P1" draw:layer="layout" svg:width="2cm" svg:height="1.3cm" svg:x="11.8cm" svg:y="9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polygon draw:style-name="gr26" draw:text-style-name="P1" draw:layer="layout" svg:width="5.499cm" svg:height="3.899cm" svg:x="9.7cm" svg:y="1.3cm" svg:viewBox="0 0 5500 3900" draw:points="3000,3100 2200,3100 0,0 2400,2500 5500,3200 5200,3900 3900,3900">
          <text:p/>
        </draw:polygon>
        <draw:polygon draw:style-name="gr19" draw:text-style-name="P1" draw:layer="layout" svg:width="2.899cm" svg:height="3.599cm" svg:x="8.7cm" svg:y="0.3cm" svg:viewBox="0 0 2900 3600" draw:points="2900,3600 1100,1100 0,0 200,500 2400,3300">
          <text:p/>
        </draw:polygon>
      </draw:page>
      <draw:page draw:name="page13" draw:style-name="dp1" draw:master-page-name="標準">
        <draw:custom-shape draw:style-name="gr4" draw:text-style-name="P1" draw:layer="layout" svg:width="29.7cm" svg:height="7.6cm" svg:x="0cm" svg:y="0cm">
          <text:p/>
          <draw:enhanced-geometry svg:viewBox="0 0 21600 21600" draw:type="rectangle" draw:enhanced-path="M 0 0 L 21600 0 21600 21600 0 21600 0 0 Z N"/>
        </draw:custom-shape>
        <draw:custom-shape draw:style-name="gr1" draw:text-style-name="P1" draw:layer="layout" svg:width="29.7cm" svg:height="6.9cm" svg:x="0cm" svg:y="14cm">
          <text:p/>
          <draw:enhanced-geometry svg:viewBox="0 0 21600 21600" draw:type="rectangle" draw:enhanced-path="M 0 0 L 21600 0 21600 21600 0 21600 0 0 Z N"/>
        </draw:custom-shape>
        <draw:custom-shape draw:style-name="gr19" draw:text-style-name="P1" draw:layer="layout" svg:width="4.9cm" svg:height="11.1cm" svg:x="0.9cm" svg:y="9.9cm">
          <text:p/>
          <draw:enhanced-geometry svg:viewBox="0 0 21600 21600" draw:path-stretchpoint-x="10800" draw:path-stretchpoint-y="10800" draw:text-areas="?f3 ?f4 ?f5 ?f6" draw:type="round-rectangle" draw:modifiers="5265.914221218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9cm" svg:height="11.1cm" svg:x="24.2cm" svg:y="9.7cm">
          <text:p/>
          <draw:enhanced-geometry svg:viewBox="0 0 21600 21600" draw:path-stretchpoint-x="10800" draw:path-stretchpoint-y="10800" draw:text-areas="?f3 ?f4 ?f5 ?f6" draw:type="round-rectangle" draw:modifiers="5265.914221218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1" draw:layer="layout" svg:width="1.299cm" svg:height="5.699cm" svg:x="1.7cm" svg:y="0cm" svg:viewBox="0 0 1300 5700" draw:points="0,5700 0,3100 300,0 1300,0 1300,5600">
          <text:p/>
        </draw:polygon>
        <draw:polygon draw:style-name="gr2" draw:text-style-name="P1" draw:layer="layout" svg:width="1.299cm" svg:height="5.699cm" svg:x="26.9cm" svg:y="0cm" svg:viewBox="0 0 1300 5700" draw:points="1300,5700 1300,3100 1000,0 0,0 0,5600">
          <text:p/>
        </draw:polygon>
        <draw:path draw:style-name="gr6" draw:text-style-name="P1" draw:layer="layout" svg:width="29.769cm" svg:height="13.445cm" svg:x="-0.147cm" svg:y="4.731cm" svg:viewBox="0 0 29770 13446" svg:d="m2321 13346c-2700-1100-2300-8833-2300-13300 5000-500 9926 3223 14926 2723 4900 500 9874-3223 14774-2723 0 4467 500 13000-1700 13400-9900 0-15800-100-25700-100z">
          <text:p/>
        </draw:path>
        <draw:polygon draw:style-name="gr5" draw:text-style-name="P1" draw:layer="layout" svg:width="29.699cm" svg:height="9.013cm" svg:x="0cm" svg:y="6.486cm" svg:viewBox="0 0 29700 9014" draw:points="0,9014 0,0 15000,1014 29700,0 29700,9014">
          <text:p/>
        </draw:polygon>
        <draw:custom-shape draw:style-name="gr4" draw:text-style-name="P1" draw:layer="layout" svg:width="7cm" svg:height="3.1cm" svg:x="11.7cm" svg:y="14.5cm">
          <text:p/>
          <draw:enhanced-geometry svg:viewBox="0 0 21600 21600" draw:type="rectangle" draw:enhanced-path="M 0 0 L 21600 0 21600 21600 0 21600 0 0 Z N"/>
        </draw:custom-shape>
        <draw:frame draw:style-name="gr25" draw:text-style-name="P2" draw:layer="layout" svg:width="6.154cm" svg:height="4.036cm" svg:x="12.246cm" svg:y="14.264cm">
          <draw:text-box>
            <text:p text:style-name="P2"><text:span text:style-name="T1">760</text:span></text:p>
          </draw:text-box>
        </draw:frame>
        <draw:polygon draw:style-name="gr4" draw:text-style-name="P1" draw:layer="layout" svg:width="29.699cm" svg:height="3.199cm" svg:x="0cm" svg:y="14.1cm" svg:viewBox="0 0 29700 3200" draw:points="0,3200 0,412 3300,200 4200,1100 5300,1000 5800,300 11100,0 19000,0 23500,0 24000,1100 25700,1000 26400,100 29700,412 29700,3200 19200,3200 19000,300 11400,300 11200,3100">
          <text:p/>
        </draw:polygon>
        <draw:polygon draw:style-name="gr20" draw:text-style-name="P1" draw:layer="layout" svg:width="5.499cm" svg:height="3.899cm" svg:x="0.3cm" svg:y="11cm" svg:viewBox="0 0 5500 3900" draw:points="3000,3100 2200,3100 0,0 3400,800 5500,3200 5200,3900 3900,3900">
          <text:p/>
        </draw:polygon>
        <draw:polygon draw:style-name="gr21" draw:text-style-name="P1" draw:layer="layout" svg:width="2.999cm" svg:height="3.499cm" svg:x="-0.5cm" svg:y="11cm" svg:viewBox="0 0 3000 3500" draw:points="3000,3100 3000,3100 800,0 0,600 100,2800 500,3500 2600,3500">
          <text:p/>
        </draw:polygon>
        <draw:polygon draw:style-name="gr20" draw:text-style-name="P1" draw:layer="layout" svg:width="5.499cm" svg:height="3.899cm" svg:x="23.9cm" svg:y="11cm" svg:viewBox="0 0 5500 3900" draw:points="2500,3100 3300,3100 5500,0 2100,800 0,3200 300,3900 1600,3900">
          <text:p/>
        </draw:polygon>
        <draw:polygon draw:style-name="gr21" draw:text-style-name="P1" draw:layer="layout" svg:width="2.999cm" svg:height="3.499cm" svg:x="27.2cm" svg:y="11cm" svg:viewBox="0 0 3000 3500" draw:points="0,3100 0,3100 2200,0 3000,600 2900,2800 2500,3500 400,3500">
          <text:p/>
        </draw:polygon>
        <draw:custom-shape draw:style-name="gr2" draw:text-style-name="P1" draw:layer="layout" svg:width="17.5cm" svg:height="5.4cm" svg:x="6.4cm" svg:y="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 draw:text-style-name="P1" draw:layer="layout" svg:width="17.5cm" svg:height="1.3cm" svg:x="6.2cm" svg:y="12.8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14" draw:style-name="dp1" draw:master-page-name="標準">
        <draw:custom-shape draw:style-name="gr14" draw:text-style-name="P1" draw:layer="layout" svg:width="29.7cm" svg:height="21cm" svg:x="0cm" svg:y="0cm">
          <text:p/>
          <draw:enhanced-geometry svg:viewBox="0 0 21600 21600" draw:type="rectangle" draw:enhanced-path="M 0 0 L 21600 0 21600 21600 0 21600 0 0 Z N"/>
        </draw:custom-shape>
        <draw:g>
          <draw:custom-shape draw:style-name="gr23" draw:text-style-name="P1" draw:layer="layout" svg:width="14.358cm" svg:height="2.98cm" svg:x="12.571cm" svg:y="8.698cm">
            <text:p/>
            <draw:enhanced-geometry svg:viewBox="0 0 21600 21600" draw:type="rectangle" draw:enhanced-path="M 0 0 L 21600 0 21600 21600 0 21600 0 0 Z N"/>
          </draw:custom-shape>
          <draw:custom-shape draw:style-name="gr23" draw:text-style-name="P1" draw:layer="layout" svg:width="2.8cm" svg:height="7.224cm" svg:x="18.35cm" svg:y="10.505cm">
            <text:p/>
            <draw:enhanced-geometry svg:viewBox="0 0 21600 21600" draw:type="rectangle" draw:enhanced-path="M 0 0 L 21600 0 21600 21600 0 21600 0 0 Z N"/>
          </draw:custom-shape>
          <draw:custom-shape draw:style-name="gr23" draw:text-style-name="P1" draw:layer="layout" svg:width="5.779cm" svg:height="5.779cm" svg:x="16.906cm" svg:y="7.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4.9cm" svg:height="14.9cm" svg:x="12.3cm" svg:y="3.1cm">
            <text:p/>
            <draw:enhanced-geometry svg:viewBox="0 0 21600 21600" draw:glue-points="10800 0 3163 3163 0 10800 3163 18437 10800 21600 18437 18437 21600 10800 18437 3163" draw:text-areas="3163 3163 18437 18437" draw:type="ring" draw:modifiers="2179.5042724683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23" draw:text-style-name="P1" draw:layer="layout" svg:width="10.2cm" svg:height="10.2cm" svg:x="1.2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7.3cm" svg:height="3cm" svg:x="2.8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4.1cm" svg:height="1.6cm" svg:x="4.3cm" svg:y="12.9cm">
          <text:p text:style-name="P1">123456</text:p>
          <draw:enhanced-geometry svg:viewBox="0 0 21600 21600" draw:type="rectangle" draw:enhanced-path="M 0 0 L 21600 0 21600 21600 0 21600 0 0 Z N"/>
        </draw:custom-shape>
        <draw:path draw:style-name="gr34" draw:text-style-name="P1" draw:layer="layout" svg:width="2.299cm" svg:height="5.1cm" svg:x="6cm" svg:y="7.2cm" svg:viewBox="0 0 2300 5101" svg:d="m2300 200-1499 4901h-801l1900-5101zm-1099 5101z">
          <text:p/>
        </draw:path>
        <draw:frame draw:style-name="gr25" draw:text-style-name="P3" draw:layer="layout" svg:width="2.039cm" svg:height="1.276cm" svg:x="6.861cm" svg:y="6.6cm">
          <draw:text-box>
            <text:p text:style-name="P3"><text:span text:style-name="T2">100</text:span></text:p>
          </draw:text-box>
        </draw:frame>
        <draw:frame draw:style-name="gr25" draw:text-style-name="P3" draw:layer="layout" svg:width="1.526cm" svg:height="1.276cm" svg:x="5.2cm" svg:y="6.2cm">
          <draw:text-box>
            <text:p text:style-name="P3"><text:span text:style-name="T2">80</text:span></text:p>
          </draw:text-box>
        </draw:frame>
        <draw:frame draw:style-name="gr25" draw:text-style-name="P3" draw:layer="layout" svg:width="1.526cm" svg:height="1.276cm" svg:x="3.374cm" svg:y="6.924cm">
          <draw:text-box>
            <text:p text:style-name="P3"><text:span text:style-name="T2">60</text:span></text:p>
          </draw:text-box>
        </draw:frame>
        <draw:frame draw:style-name="gr25" draw:text-style-name="P3" draw:layer="layout" svg:width="1.526cm" svg:height="1.276cm" svg:x="2.174cm" svg:y="8cm">
          <draw:text-box>
            <text:p text:style-name="P3"><text:span text:style-name="T2">40</text:span></text:p>
          </draw:text-box>
        </draw:frame>
        <draw:frame draw:style-name="gr25" draw:text-style-name="P3" draw:layer="layout" svg:width="1.526cm" svg:height="1.276cm" svg:x="1.374cm" svg:y="9.5cm">
          <draw:text-box>
            <text:p text:style-name="P3"><text:span text:style-name="T2">20</text:span></text:p>
          </draw:text-box>
        </draw:frame>
        <draw:frame draw:style-name="gr25" draw:text-style-name="P3" draw:layer="layout" svg:width="1.014cm" svg:height="1.276cm" svg:x="1.5cm" svg:y="11.5cm">
          <draw:text-box>
            <text:p text:style-name="P3"><text:span text:style-name="T2">0</text:span></text:p>
          </draw:text-box>
        </draw:frame>
        <draw:frame draw:style-name="gr25" draw:text-style-name="P3" draw:layer="layout" svg:width="2.039cm" svg:height="1.276cm" svg:x="8.961cm" svg:y="11.224cm">
          <draw:text-box>
            <text:p text:style-name="P3"><text:span text:style-name="T2">300</text:span></text:p>
          </draw:text-box>
        </draw:frame>
        <draw:frame draw:style-name="gr25" draw:text-style-name="P3" draw:layer="layout" svg:width="2.039cm" svg:height="1.276cm" svg:x="6.862cm" svg:y="6.6cm">
          <draw:text-box>
            <text:p text:style-name="P3"><text:span text:style-name="T2">100</text:span></text:p>
          </draw:text-box>
        </draw:frame>
        <draw:frame draw:style-name="gr25" draw:text-style-name="P3" draw:layer="layout" svg:width="2.039cm" svg:height="1.276cm" svg:x="8.761cm" svg:y="8.524cm">
          <draw:text-box>
            <text:p text:style-name="P3"><text:span text:style-name="T2">200</text:span></text:p>
          </draw:text-box>
        </draw:frame>
        <draw:custom-shape draw:style-name="gr31" draw:text-style-name="P1" draw:layer="layout" svg:width="3.1cm" svg:height="3.1cm" svg:x="10.4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1.9cm" svg:height="1.7cm" svg:x="11cm" svg:y="16.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1" draw:text-style-name="P1" draw:layer="layout" svg:width="2cm" svg:height="1.3cm" svg:x="26.9cm" svg:y="14.4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cm" svg:height="1.169cm" svg:x="26.9cm" svg:y="16.031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1.965cm" svg:height="1.169cm" svg:x="26.935cm" svg:y="17.531cm">
          <text:p/>
          <draw:enhanced-geometry svg:viewBox="0 0 21600 21600" draw:path-stretchpoint-x="10800" draw:path-stretchpoint-y="10800" draw:text-areas="?f3 ?f4 ?f5 ?f6" draw:type="round-rectangle" draw:modifiers="6115.92271818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5.049cm" svg:height="1.989cm" svg:x="17.251cm" svg:y="9.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867cm" svg:height="1.377cm" svg:x="21.024cm" svg:y="9.916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29" draw:text-style-name="P1" draw:layer="layout" svg:width="1.02cm" svg:height="0.663cm" svg:x="19.852cm" svg:y="10.732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0" draw:text-style-name="P1" draw:layer="layout" svg:width="0.561cm" svg:height="0.51cm" svg:x="19.138cm" svg:y="9.66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61cm" svg:height="0.51cm" svg:x="20.464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61cm" svg:height="0.51cm" svg:x="19.138cm" svg:y="10.8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0" draw:text-style-name="P1" draw:layer="layout" svg:width="0.561cm" svg:height="0.51cm" svg:x="17.557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9" draw:text-style-name="P1" draw:layer="layout" svg:width="1.02cm" svg:height="0.663cm" svg:x="18.985cm" svg:y="10.171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9" draw:text-style-name="P1" draw:layer="layout" svg:width="1.02cm" svg:height="0.663cm" svg:x="17.914cm" svg:y="9.763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9" draw:text-style-name="P1" draw:layer="layout" svg:width="1.02cm" svg:height="0.663cm" svg:x="18.067cm" svg:y="10.63cm">
          <text:p/>
          <draw:enhanced-geometry svg:viewBox="0 0 21600 21600" draw:text-areas="?f4 ?f4 ?f3 ?f3" draw:type="star4" draw:modifiers="6746.62668665667"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Linear_20_blue_2f_white" draw:display-name="Linear blue/white" draw:style="linear" draw:start-color="#000080" draw:end-color="#ffffff" draw:start-intensity="100%" draw:end-intensity="100%" draw:angle="450" draw:border="0%"/>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2-15T17:31:25.08</meta:creation-date>
    <meta:print-date>2016-02-15T18:30:37.06</meta:print-date>
    <dc:date>2016-02-15T20:46:22.20</dc:date>
    <meta:editing-duration>PT12M23S</meta:editing-duration>
    <meta:editing-cycles>2</meta:editing-cycles>
    <meta:generator>LibreOffice/3.4$Win32 LibreOffice_project/340m1$Build-203</meta:generator>
    <meta:document-statistic meta:object-count="270"/>
  </office:meta>
</office:document-meta>
</file>